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2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2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29"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1"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313a066"/>
    </style:style>
    <style:style style:name="T150" style:family="text">
      <style:text-properties officeooo:rsid="00c1b8ca"/>
    </style:style>
    <style:style style:name="T151" style:family="text">
      <style:text-properties officeooo:rsid="00c282f8"/>
    </style:style>
    <style:style style:name="T152" style:family="text">
      <style:text-properties officeooo:rsid="00c28e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470674059" text:style-name="L1">
        <text:list-header>
          <text:p text:style-name="P131"><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73"><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70"><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0"><text:span text:style-name="T73">-</text:span><text:span text:style-name="T74">Primeras tecnicas de secuenciación 45 years ago</text:span></text:p>
      <text:p text:style-name="P70"><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0"><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0">Results</text:p>
      <text:p text:style-name="P80"/>
      <text:p text:style-name="P80"/>
      <text:p text:style-name="P81">Chapter1: ideas: </text:p>
      <text:p text:style-name="P112"><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2"/>
      <text:p text:style-name="P82">Implementación: </text:p>
      <text:p text:style-name="P84"><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14"><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3"/>
      <text:p text:style-name="P86">Caso de estudio 1: RNA-seq analysis de klebsormidium <text:span text:style-name="T114">y haematococcus</text:span>.</text:p>
      <text:p text:style-name="P113">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Usar como ejemplo el caso de estudio del paper. <text:span text:style-name="T115">Pasa al uso</text:span><text:span text:style-name="T114"> de la interfaz grafica de tauri. </text:span><text:span text:style-name="T115">((añadir figura con el pantallazo de la interfaz)</text:span></text:p>
      <text:p text:style-name="P113"><text:span text:style-name="T115">Menciona los ejemplos de GO y KEGG de la figura final.</text:span><text:span text:style-name="T114"> Comentar al final brevemente algunas conclusiones relevantes que se pudieron sacar gracias a este analisis.</text:span></text:p>
      <text:p text:style-name="P87"><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7"/>
      <text:p text:style-name="P86">Caso de estudio <text:span text:style-name="T123">2</text:span>: Chip-seq analysis de already published data chlamy.</text:p>
      <text:p text:style-name="P88"><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9"/>
      <text:p text:style-name="P90"><text:span text:style-name="T124">Valuation of the contribution of ALGAEFUN with MARACAS to the field</text:span>: </text:p>
      <text:p text:style-name="P85"><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91"><text:span text:style-name="T126">C</text:span>apitulo 2: transcriptomica. </text:p>
      <text:p text:style-name="P92">supp1 (rna reability), </text:p>
      <text:p text:style-name="P92">fig 1(analisis de ritmicidad),</text:p>
      <text:p text:style-name="P96">Venn y boxplot en una: </text:p>
      <text:p text:style-name="P92"><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2"/>
      <text:p text:style-name="P92"/>
      <text:p text:style-name="P110">fig 2 (efecto de free running conditions),</text:p>
      <text:h text:style-name="P127" text:outline-level="1">Modeling a circadian surface para el adelanto de la fase acorte del periodo en DD</text:h>
      <text:p text:style-name="P93"><text:s/>supp 4 (efecto de desincronizacion)</text:p>
      <text:p text:style-name="P71"><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99">Ll dd en <text:span text:style-name="T24">pajaros</text:span> 353 The Effect of Constant Light and Phase Shifts on a Learned Time-Place Association in Garden Warblers (Sylvia borin): Hourglass or Circadian Clock?</text:p>
      <text:p text:style-name="P99">DE <text:span text:style-name="T24">THALIANA</text:span> Quantitative analysis of regulatory flexibility underchanging environmental conditions</text:p>
      <text:p text:style-name="P115"><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0"><text:span text:style-name="T24">los que coinciden con tauri: ratones</text:span> </text:p>
      <text:p text:style-name="P100">Influence of short-term constant light on phase shift of mouse circadian locomotor activity rhythm induced by agonist and antagonist of serotonin</text:p>
      <text:p text:style-name="P100"><text:soft-page-break/>Desflurane anesthesia shifts the circadian rhythm phase depending on the time of day of anesthesia</text:p>
      <text:h text:style-name="P128" text:outline-level="1">Circadian Timing: From Genetics to Behavior :</text:h>
      <text:p text:style-name="P94">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28" text:outline-level="1"><text:bookmark text:name="artTitle"/>Circadian Behaviour in Neuroglobin Deficient Mice</text:h>
      <text:p text:style-name="P67"/>
      <text:p text:style-name="P94"><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69"/>
      <text:p text:style-name="P69"/>
      <text:p text:style-name="P101"><text:soft-page-break/><text:span text:style-name="T24">CICLO CELULAR:</text:span> S-Phase and M-Phase Timing Are under Independent Circadian Control in the Dinoflagellate Lingulodinium SIMILAR A LO QUE HEMOS visto en LD y SD en tauri, pero en un dinoflagelado. </text:p>
      <text:p text:style-name="P101"><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7">Barplots y l/o plots en otra:</text:p>
      <text:p text:style-name="P97">recordar definicion de proceso circadiano. Por eso ahora analizamos el mantenimiento de la ritmicidad de los niveles de expresion bajo free running conditions. </text:p>
      <text:p text:style-name="P98">One of the main observations is that the maintainance of rhythmic expression profiles is dependent on the photoperiod of entrainment. </text:p>
      <text:p text:style-name="P72"><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text:span><text:soft-page-break/><text:span text:style-name="T131">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2"><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2"/>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7">(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7"/>
      <text:p text:style-name="P97"/>
      <text:p text:style-name="P109">fig3 (efecto de estacionalidad, cambio de fase, amplitud, y </text:p>
      <text:p text:style-name="P102">Buscar discusion de amplitude reduction and phase anticipation</text:p>
      <text:p text:style-name="P118"><text:span text:style-name="T57">en otros organismos ya se ha visto el phase adaptation al photoperiodo </text:span><text:span text:style-name="T58">as well as effects over amplitude</text:span><text:span text:style-name="T57">: </text:span></text:p>
      <text:p text:style-name="P118"><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18"/>
      <text:p text:style-name="P122">hamster (<text:span text:style-name="T139">Photoperiod differentially regulates the expression of Per1 and ICER in the pars tuberalis and the suprachiasmatic nucleus of the Siberian hamster)</text:span></text:p>
      <text:p text:style-name="P125"/>
      <text:p text:style-name="P122"><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19"><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19"><text:soft-page-break/><text:span text:style-name="T147">C</text:span><text:span text:style-name="T148">hlamy similar, que se ve por ejemplo a CrCO con mas amplitud en SD. (Chlamydomonas CONSTANS and the Evolution of Plant Photoperiodic Signaling)</text:span></text:p>
      <text:p text:style-name="P126"/>
      <text:p text:style-name="P109">dobles picos </text:p>
      <text:p text:style-name="P103">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3">An increasing number of genes, namely 1171 genes, presented a more complex rhythmic expression </text:p>
      <text:p text:style-name="P103">pattern cycling twice in a day presenting two expression peaks with an apparent period of 12 hours. </text:p>
      <text:p text:style-name="P103">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3">Adjuntar quizas enlace a youtube para ver el gif?</text:p>
      <text:p text:style-name="P116"><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17"><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oft-page-break/><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1"/>
      <text:p text:style-name="P123"><text:span text:style-name="T69">b</text:span><text:span text:style-name="T70">imodal:</text:span><text:span text:style-name="T61"> </text:span></text:p>
      <text:p text:style-name="P104">en mammals: </text:p>
      <text:p text:style-name="P104">-mice Bimodal Clock Gene Expression in Mouse Suprachiasmatic Nucleus and Peripheral Tissues Under a 7-Hour Light and 5-Hour Dark Schedule</text:p>
      <text:p text:style-name="P104"/>
      <text:p text:style-name="P104">-otros: </text:p>
      <text:p text:style-name="P121"><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24"><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4"><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05">-gorrion: D16:8 this bird had a bimodal pattern with a major activity component after dawn and a minor activity component preceding dusk. (Direct and Circadian Control of Sparrow Behavior by Light and Dark)</text:p>
      <text:p text:style-name="P106"/>
      <text:p text:style-name="P107">en euglena: </text:p>
      <text:p text:style-name="P129"/>
      <text:p text:style-name="P129"><text:soft-page-break/>Duhamel Du Monceau, H. L. in La Physique des Arbres.</text:p>
      <text:p text:style-name="P129">(H. L. Guerin &amp; L. F. Delatour, Paris, 1759) (in French). <text:span text:style-name="T151">Temp constante</text:span></text:p>
      <text:p text:style-name="P129"/>
      <text:p text:style-name="P129">De Candolle, A. P. in Physiologie végétale (Bechet Jeune,</text:p>
      <text:p text:style-name="P129">Paris, 1832) (in French). <text:span text:style-name="T151">Endogenous clock in plants</text:span></text:p>
      <text:p text:style-name="P129"/>
      <text:p text:style-name="P129">Richter, C. P. A behavioristic study of the activity of the</text:p>
      <text:p text:style-name="P129">rat. Comp. Psychol. Monogr. 1, 1–55 (1922). <text:span text:style-name="T151">animals</text:span></text:p>
      <text:p text:style-name="P129">(Sweeney and Hastings 1957) <text:span text:style-name="T150">microalgae</text:span></text:p>
      <text:p text:style-name="P129">Mitsui et al. 1986 <text:span text:style-name="T150">in bacteria</text:span></text:p>
      <text:p text:style-name="P129">Somers, D. E., Webb, A. A., Pearson, M. &amp; Kay, S. A.</text:p>
      <text:p text:style-name="P129">The short-period mutant, toc1–1, alters circadian clock</text:p>
      <text:p text:style-name="P129">regulation of multiple outputs throughout development</text:p>
      <text:p text:style-name="P129">in Arabidopsis thaliana. Development 125, 485–494</text:p>
      <text:p text:style-name="P129">(1998). <text:span text:style-name="T151">clock gene in plants</text:span></text:p>
      <text:p text:style-name="P129">Akhtar, R. A. et al. Circadian cycling of the mouse liver</text:p>
      <text:p text:style-name="P129">transcriptome, as revealed by cDNA microarray, is driven</text:p>
      <text:p text:style-name="P129">by the suprachiasmatic nucleus. Curr. Biol. 12, 540–550</text:p>
      <text:p text:style-name="P129">(2001). <text:span text:style-name="T152">fisrt transcriptome</text:span></text:p>
      <text:p text:style-name="P129">Eissenberg, J.C. and Elgin, S.C. (2006) Marking time. Nat. Genet. 38, 276–</text:p>
      <text:p text:style-name="P129">277. <text:span text:style-name="T152">epigenetics</text:span></text:p>
      <text:p text:style-name="P107">-bimodal under free running cAMP content Circadian Clock Regulation of the Bimodal Rhythm of Cyclic AMP in Wild-type Euglena</text:p>
      <text:p text:style-name="P107"/>
      <text:p text:style-name="P107">en plantas:</text:p>
      <text:p text:style-name="P120"><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0"><text:span text:style-name="T61">-</text:span><text:span text:style-name="T67">Maiz: Maize global transcriptomics reveals pervasive leaf diurnal rhythms but rhythms in developing ears are largely limited to the core oscillator </text:span></text:p>
      <text:p text:style-name="P108"/>
      <text:p text:style-name="P107"/>
      <text:p text:style-name="P109"><text:soft-page-break/>programa trans) ,</text:p>
      <text:p text:style-name="P95"/>
      <text:p text:style-name="P95"/>
      <text:p text:style-name="P95">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18T17:48:18.948862463</dc:date>
    <meta:editing-duration>P9DT8H29M42S</meta:editing-duration>
    <meta:editing-cycles>53</meta:editing-cycles>
    <meta:generator>LibreOffice/6.4.7.2$Linux_X86_64 LibreOffice_project/40$Build-2</meta:generator>
    <meta:document-statistic meta:table-count="0" meta:image-count="2" meta:object-count="0" meta:page-count="26" meta:paragraph-count="235" meta:word-count="9707" meta:character-count="63477" meta:non-whitespace-character-count="53934"/>
  </office:meta>
</office:document-meta>
</file>